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.2cm" svg:x="1.6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2cm" svg:y1="9.2cm" svg:x2="2.2cm" svg:y2="10.2cm">
          <text:p/>
        </draw:line>
        <draw:line draw:style-name="gr2" draw:text-style-name="P1" draw:layer="layout" svg:x1="2.2cm" svg:y1="10.2cm" svg:x2="1.4cm" svg:y2="11cm">
          <text:p/>
        </draw:line>
        <draw:line draw:style-name="gr2" draw:text-style-name="P1" draw:layer="layout" svg:x1="2.2cm" svg:y1="10.214cm" svg:x2="3.014cm" svg:y2="11cm">
          <text:p/>
        </draw:line>
        <draw:line draw:style-name="gr2" draw:text-style-name="P1" draw:layer="layout" svg:x1="1.5cm" svg:y1="9.7cm" svg:x2="3.1cm" svg:y2="9.7cm">
          <text:p/>
        </draw:line>
        <draw:custom-shape draw:style-name="gr3" draw:text-style-name="P2" draw:layer="layout" svg:width="2.7cm" svg:height="0.7cm" svg:x="0.9cm" svg:y="11.3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cm" svg:y1="9.7cm" svg:x2="7.5cm" svg:y2="8.6cm">
          <text:p/>
        </draw:line>
        <draw:custom-shape draw:style-name="gr3" draw:text-style-name="P2" draw:layer="layout" svg:width="7.5cm" svg:height="1.4cm" svg:x="7.8cm" svg:y="7.8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cm" svg:y1="10.1cm" svg:x2="7.3cm" svg:y2="12.1cm">
          <text:p/>
        </draw:line>
        <draw:custom-shape draw:style-name="gr3" draw:text-style-name="P2" draw:layer="layout" svg:width="7.5cm" svg:height="1.4cm" svg:x="7.8cm" svg:y="11.6cm">
          <text:p text:style-name="P1"><text:span text:style-name="T1">Gestione 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2cm" svg:x="1.701cm" svg:y="1.6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301cm" svg:y1="2.801cm" svg:x2="2.301cm" svg:y2="3.801cm">
          <text:p/>
        </draw:line>
        <draw:line draw:style-name="gr2" draw:text-style-name="P1" draw:layer="layout" svg:x1="2.301cm" svg:y1="3.801cm" svg:x2="1.501cm" svg:y2="4.601cm">
          <text:p/>
        </draw:line>
        <draw:line draw:style-name="gr2" draw:text-style-name="P1" draw:layer="layout" svg:x1="2.301cm" svg:y1="3.815cm" svg:x2="3.115cm" svg:y2="4.601cm">
          <text:p/>
        </draw:line>
        <draw:line draw:style-name="gr2" draw:text-style-name="P1" draw:layer="layout" svg:x1="1.601cm" svg:y1="3.301cm" svg:x2="3.201cm" svg:y2="3.301cm">
          <text:p/>
        </draw:line>
        <draw:custom-shape draw:style-name="gr3" draw:text-style-name="P2" draw:layer="layout" svg:width="2.7cm" svg:height="0.7cm" svg:x="1.001cm" svg:y="4.901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01cm" svg:y1="3.301cm" svg:x2="7.601cm" svg:y2="2.201cm">
          <text:p/>
        </draw:line>
        <draw:custom-shape draw:style-name="gr3" draw:text-style-name="P2" draw:layer="layout" svg:width="7.5cm" svg:height="1.4cm" svg:x="7.901cm" svg:y="1.401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201cm" svg:y1="3.701cm" svg:x2="7.701cm" svg:y2="3.701cm">
          <text:p/>
        </draw:line>
        <draw:custom-shape draw:style-name="gr3" draw:text-style-name="P2" draw:layer="layout" svg:width="7.5cm" svg:height="1.4cm" svg:x="7.901cm" svg:y="3.001cm">
          <text:p text:style-name="P1"><text:span text:style-name="T1">Gestione 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01cm" svg:y1="4.201cm" svg:x2="7.601cm" svg:y2="5.401cm">
          <text:p/>
        </draw:line>
        <draw:custom-shape draw:style-name="gr3" draw:text-style-name="P2" draw:layer="layout" svg:width="7.5cm" svg:height="1.4cm" svg:x="7.901cm" svg:y="4.901cm">
          <text:p text:style-name="P1"><text:span text:style-name="T1">Gestione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6cm" svg:y1="3.7cm" svg:x2="19.2cm" svg:y2="3.7cm">
          <text:p/>
        </draw:line>
        <draw:custom-shape draw:style-name="gr3" draw:text-style-name="P2" draw:layer="layout" svg:width="7.5cm" svg:height="1.4cm" svg:x="19.4cm" svg:y="3cm">
          <text:p text:style-name="P1"><text:span text:style-name="T1">Modifica / Cancellazione</text:span></text:p>
          <text:p text:style-name="P1"><text:span text:style-name="T1">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3-30T17:09:22.398750968</dc:date>
    <dc:creator>Leonardo </dc:creator>
    <meta:editing-duration>PT3M57S</meta:editing-duration>
    <meta:editing-cycles>2</meta:editing-cycles>
    <meta:generator>LibreOffice/4.2.7.2$Linux_X86_64 LibreOffice_project/420m0$Build-2</meta:generator>
    <meta:document-statistic meta:object-count="24"/>
  </office:meta>
</office:document-meta>
</file>